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0" table:default-cell-style-name="Default"/>
        <table:table-row table:style-name="ro1">
          <table:table-cell/>
          <table:table-cell table:style-name="ce1"/>
          <table:table-cell table:style-name="ce5"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œu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5" table:number-columns-repeated="4"/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6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Nœud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 <text:span text:style-name="T1">(0.3)</text:span></text:p>
          </table:table-cell>
          <table:table-cell table:style-name="ce6" office:value-type="string" calcext:value-type="string">
            <text:p>4 <text:span text:style-name="T1">(0.6)</text:span></text:p>
          </table:table-cell>
          <table:table-cell table:style-name="ce6"/>
          <table:table-cell table:number-columns-repeated="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1 <text:span text:style-name="T1">(0.4)</text:span></text:p>
          </table:table-cell>
          <table:table-cell table:style-name="ce6" office:value-type="string" calcext:value-type="string">
            <text:p>3 <text:span text:style-name="T1">(0.1)</text:span></text:p>
          </table:table-cell>
          <table:table-cell table:style-name="ce6" office:value-type="string" calcext:value-type="string">
            <text:p>4 <text:span text:style-name="T1">(0.3)</text:span>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 <text:span text:style-name="T1">(0.8)</text:span></text:p>
          </table:table-cell>
          <table:table-cell table:style-name="ce6" office:value-type="string" calcext:value-type="string">
            <text:p>4 <text:span text:style-name="T1">(0.2)</text:span></text:p>
          </table:table-cell>
          <table:table-cell table:style-name="ce6"/>
          <table:table-cell table:number-columns-repeated="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1 <text:span text:style-name="T1">(0.2)</text:span></text:p>
          </table:table-cell>
          <table:table-cell table:style-name="ce6" office:value-type="string" calcext:value-type="string">
            <text:p>3 <text:span text:style-name="T1">(0.2)</text:span></text:p>
          </table:table-cell>
          <table:table-cell table:style-name="ce6" office:value-type="string" calcext:value-type="string">
            <text:p>4 <text:span text:style-name="T1">(0.6)</text:span>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rc</text:p>
          </table:table-cell>
          <table:table-cell table:style-name="ce6" table:number-columns-repeated="10"/>
        </table:table-row>
        <table:table-row table:style-name="ro1">
          <table:table-cell/>
          <table:table-cell table:style-name="Default"/>
          <table:table-cell table:style-name="ce6" table:number-columns-repeated="10"/>
        </table:table-row>
        <table:table-row table:style-name="ro1">
          <table:table-cell/>
          <table:table-cell office:value-type="string" calcext:value-type="string">
            <text:p>1 → 2 <text:span text:style-name="T1">(0.3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 → 4 <text:span text:style-name="T1">(0.6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→ 1 <text:span text:style-name="T1">(0.4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→ 3 <text:span text:style-name="T1">(0.1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→ 4 <text:span text:style-name="T1">(0.3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 → 2 <text:span text:style-name="T1">(0.8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 → 4 <text:span text:style-name="T1">(0.2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 → 1 <text:span text:style-name="T1">(0.2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 → 3 <text:span text:style-name="T1">(0.2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 → 4 <text:span text:style-name="T1">(0.6)</text:span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0:16:40.349752297</meta:creation-date>
    <meta:generator>LibreOffice/4.4.5.2$Linux_X86_64 LibreOffice_project/40m0$Build-2</meta:generator>
    <dc:date>2015-11-04T20:29:30.921013852</dc:date>
    <meta:editing-duration>PT12M46S</meta:editing-duration>
    <meta:editing-cycles>12</meta:editing-cycles>
    <meta:document-statistic meta:table-count="1" meta:cell-count="51" meta:object-count="0"/>
  </office:meta>
</office:document-meta>
</file>